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cm" fo:min-width="3.7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4.5cm"/>
    </style:style>
    <style:style style:name="gr3" style:family="graphic" style:parent-style-name="standard">
      <style:graphic-properties draw:textarea-horizontal-align="justify" draw:textarea-vertical-align="middle" draw:auto-grow-height="false" fo:min-height="1.85cm" fo:min-width="5.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cm" svg:height="1.8cm" svg:x="3cm" svg:y="2.1cm">
          <text:p text:style-name="P1"><text:span text:style-name="T1">Add Payment on payments tab</text:span></text:p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2cm" svg:x="8cm" svg:y="2cm">
          <text:p text:style-name="P1"><text:span text:style-name="T1">Convert schedu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2cm" svg:x="13.5cm" svg:y="2cm">
          <text:p text:style-name="P1"><text:span text:style-name="T1">Auto Update Schedu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2cm" svg:x="19cm" svg:y="2cm">
          <text:p text:style-name="P1"><text:span text:style-name="T1">Buy Product Button / cart checkou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4cm" svg:height="2.1cm" svg:x="10.5cm" svg:y="5cm">
          <text:p text:style-name="P1"><text:span text:style-name="T1">Convert items to invoice line item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4cm" svg:height="2.1cm" svg:x="10.5cm" svg:y="7.5cm">
          <text:p text:style-name="P1"><text:span text:style-name="T1">Create Invoice with Line item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4cm" svg:height="2.1cm" svg:x="10.5cm" svg:y="10cm">
          <text:p text:style-name="P1"><text:span text:style-name="T1">Attach Invoice to Payment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4cm" svg:height="2.1cm" svg:x="10.5cm" svg:y="12.5cm">
          <text:p text:style-name="P1"><text:span text:style-name="T1">Submit Payment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4cm" svg:height="2.1cm" svg:x="10.5cm" svg:y="15cm">
          <text:p text:style-name="P1"><text:span text:style-name="T1">Update Invoice on Succes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4cm" svg:height="2.1cm" svg:x="10.5cm" svg:y="17.5cm">
          <text:p text:style-name="P1"><text:span text:style-name="T1">Send Email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6T22:20:26.452257311</meta:creation-date>
    <dc:date>2019-05-26T22:39:25.821385760</dc:date>
    <meta:editing-duration>PT8M49S</meta:editing-duration>
    <meta:editing-cycles>1</meta:editing-cycles>
    <meta:document-statistic meta:object-count="10"/>
    <meta:generator>LibreOffice/6.0.7.3$Linux_X86_64 LibreOffice_project/00m0$Build-3</meta:generator>
  </office:meta>
</office:document-meta>
</file>